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c44d" officeooo:paragraph-rsid="0021c44d"/>
    </style:style>
    <style:style style:name="P2" style:family="paragraph" style:parent-style-name="Standard">
      <style:text-properties officeooo:rsid="0022dd55" officeooo:paragraph-rsid="0022dd55"/>
    </style:style>
    <style:style style:name="P3" style:family="paragraph" style:parent-style-name="Standard">
      <style:text-properties fo:font-weight="bold" officeooo:rsid="0021c44d" officeooo:paragraph-rsid="0021c44d" style:font-weight-asian="bold" style:font-weight-complex="bold"/>
    </style:style>
    <style:style style:name="P4" style:family="paragraph" style:parent-style-name="Standard">
      <style:text-properties officeooo:rsid="00242d66" officeooo:paragraph-rsid="00242d66"/>
    </style:style>
    <style:style style:name="P5" style:family="paragraph" style:parent-style-name="Standard">
      <style:text-properties officeooo:rsid="0025d7cf" officeooo:paragraph-rsid="0025d7cf"/>
    </style:style>
    <style:style style:name="P6" style:family="paragraph" style:parent-style-name="Standard">
      <style:text-properties fo:font-style="italic" fo:font-weight="bold" officeooo:rsid="0021c44d" officeooo:paragraph-rsid="0021c44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278fa5" officeooo:paragraph-rsid="00278fa5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normal" fo:font-weight="normal" officeooo:rsid="00278fa5" officeooo:paragraph-rsid="00278fa5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adigms</text:p>
      <text:p text:style-name="P1"/>
      <text:p text:style-name="P1"><text:span text:style-name="T5">re</text:span> collections itertools argparse</text:p>
      <text:p text:style-name="P1"><text:span text:style-name="T2">re</text:span> – regular expressions</text:p>
      <text:p text:style-name="P1">\d \s \w \b \D \S \W \B (\X – отрицание)</text:p>
      <text:p text:style-name="P1"/>
      <text:p text:style-name="P1">в питоне чтобы использовать ре можно импортировать модуль</text:p>
      <text:p text:style-name="P1">re.compile(“dfdgdfg”)</text:p>
      <text:p text:style-name="P1">берет ре и возвращает шапблон по которому можно методы возвращать</text:p>
      <text:p text:style-name="P1">simple = re.compile(“hello”)</text:p>
      <text:p text:style-name="P1">simple.mathch(“hello world”)</text:p>
      <text:p text:style-name="P1">это работает быстрее чем re.match(“hello”, “hello world”)</text:p>
      <text:p text:style-name="P1">compile юзать если надо работать несколько раз с одним щаблоном</text:p>
      <text:p text:style-name="P1">если один то можно забить и напрямую методы юзать</text:p>
      <text:p text:style-name="P1"/>
      <text:p text:style-name="P6">collections</text:p>
      <text:p text:style-name="P1">namedtuple(!)</text:p>
      <text:p text:style-name="P2">тот же кортеж но у полей теперь есть имя</text:p>
      <text:p text:style-name="P2">rgb = collections.namedtuple('Colour', ['red', 'green', 'blue'])</text:p>
      <text:p text:style-name="P2"/>
      <text:p text:style-name="P2"/>
      <text:p text:style-name="P2">counter(!)</text:p>
      <text:p text:style-name="P2">берет последовательность символов и возвращает словарь из символов и кол-ва их вхождений</text:p>
      <text:p text:style-name="P2"/>
      <text:p text:style-name="P2">deque (список в питоне)</text:p>
      <text:p text:style-name="P2"/>
      <text:p text:style-name="P4">itertools(!)</text:p>
      <text:p text:style-name="P5"/>
      <text:p text:style-name="P5">АААА ЧТО ЗА ЖЕСТЬ ВЕРНИТЕ МНЕ МОЙ МИЛЫЙ ДОБРЫЙ ПОНЯТНЫЙ ПИТОН</text:p>
      <text:p text:style-name="P5"/>
      <text:p text:style-name="P7">argparse</text:p>
      <text:p text:style-name="P8">парсит параметры функции которые передаем в консоли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3:04:52.053459177</meta:creation-date>
    <meta:editing-duration>PT1H8M35S</meta:editing-duration>
    <meta:editing-cycles>4</meta:editing-cycles>
    <meta:generator>LibreOffice/4.2.6.3$Linux_x86 LibreOffice_project/420m0$Build-3</meta:generator>
    <dc:date>2015-09-22T14:43:44.958301785</dc:date>
    <meta:document-statistic meta:table-count="0" meta:image-count="0" meta:object-count="0" meta:page-count="1" meta:paragraph-count="23" meta:word-count="122" meta:character-count="855" meta:non-whitespace-character-count="754"/>
  </office:meta>
</office:document-meta>
</file>